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6cm" fo:min-width="2.20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1cm" fo:min-width="1.3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58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4cm" fo:min-width="2.501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1.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cm" svg:x="0.751cm" svg:y="0.05cm">
          <text:p text:style-name="P1">Início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3cm" svg:height="1cm" svg:x="0.751cm" svg:y="1.8cm">
          <text:p text:style-name="P1">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4.081cm" svg:height="1cm" svg:x="0.21cm" svg:y="3.45cm">
          <text:p text:style-name="P1">S = 0<text:line-break/>i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cm" svg:height="1cm" svg:x="0.764cm" svg:y="7.909cm">
          <text:p text:style-name="P1">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5" draw:text-style-name="P2" draw:layer="layout" draw:type="line" svg:x1="2.251cm" svg:y1="1.05cm" svg:x2="2.251cm" svg:y2="1.8cm" draw:start-shape="id1" draw:start-glue-point="6" draw:end-shape="id2" draw:end-glue-point="5" svg:d="M2251 1050v750" svg:viewBox="0 0 1 751">
          <text:p/>
        </draw:connector>
        <draw:connector draw:style-name="gr6" draw:text-style-name="P2" draw:layer="layout" draw:type="line" svg:x1="2.251cm" svg:y1="2.8cm" svg:x2="2.251cm" svg:y2="3.45cm" draw:start-shape="id2" draw:start-glue-point="8" draw:end-shape="id3" draw:end-glue-point="4" svg:d="M2251 2800v650" svg:viewBox="0 0 1 651">
          <text:p/>
        </draw:connector>
        <draw:custom-shape draw:style-name="gr1" draw:text-style-name="P1" xml:id="id5" draw:id="id5" draw:layer="layout" svg:width="3cm" svg:height="1cm" svg:x="0.765cm" svg:y="9.41cm">
          <text:p text:style-name="P1">Fim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type="line" svg:x1="2.264cm" svg:y1="8.85cm" svg:x2="2.265cm" svg:y2="9.41cm" draw:start-shape="id4" draw:start-glue-point="6" draw:end-shape="id5" draw:end-glue-point="4" svg:d="M2264 8850l1 560" svg:viewBox="0 0 2 561">
          <text:p/>
        </draw:connector>
        <draw:custom-shape draw:style-name="gr8" draw:text-style-name="P3" xml:id="id6" draw:id="id6" draw:layer="layout" svg:width="4cm" svg:height="1cm" svg:x="0.25cm" svg:y="5.23cm">
          <text:p text:style-name="P3">i &lt;= 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3" draw:text-style-name="P1" xml:id="id7" draw:id="id7" draw:layer="layout" svg:width="4.081cm" svg:height="1cm" svg:x="3.01cm" svg:y="6.551cm">
          <text:p text:style-name="P1">s = s + 1./i<text:line-break/>i = i + 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2" draw:layer="layout" draw:type="line" svg:x1="2.251cm" svg:y1="4.45cm" svg:x2="2.25cm" svg:y2="5.23cm" draw:start-shape="id3" draw:start-glue-point="6" draw:end-shape="id6" draw:end-glue-point="4" svg:d="M2251 4450l-1 780" svg:viewBox="0 0 2 781">
          <text:p/>
        </draw:connector>
        <draw:connector draw:style-name="gr10" draw:text-style-name="P2" draw:layer="layout" svg:x1="4.25cm" svg:y1="5.73cm" svg:x2="5.051cm" svg:y2="6.551cm" draw:start-shape="id6" draw:start-glue-point="7" draw:end-shape="id7" draw:end-glue-point="4" svg:d="M4250 5730h801v821" svg:viewBox="0 0 802 822">
          <text:p/>
        </draw:connector>
        <draw:connector draw:style-name="gr11" draw:text-style-name="P2" draw:layer="layout" draw:line-skew="-0.302cm" svg:x1="7.091cm" svg:y1="7.051cm" svg:x2="2.241cm" svg:y2="4.712cm" draw:start-shape="id7" draw:start-glue-point="7" svg:d="M7091 7051h213v-2339h-5063" svg:viewBox="0 0 5064 2340">
          <text:p/>
        </draw:connector>
        <draw:connector draw:style-name="gr12" draw:text-style-name="P2" draw:layer="layout" draw:type="line" svg:x1="2.25cm" svg:y1="6.23cm" svg:x2="2.264cm" svg:y2="7.909cm" draw:start-shape="id6" draw:start-glue-point="6" draw:end-shape="id4" draw:end-glue-point="4" svg:d="M2250 6230l14 1679" svg:viewBox="0 0 15 1680">
          <text:p/>
        </draw:connector>
        <draw:frame draw:style-name="gr13" draw:text-style-name="P4" draw:layer="layout" svg:width="1.213cm" svg:height="0.692cm" svg:x="3.966cm" svg:y="5.171cm">
          <draw:text-box>
            <text:p>Sim</text:p>
          </draw:text-box>
        </draw:frame>
        <draw:frame draw:style-name="gr13" draw:text-style-name="P4" draw:layer="layout" svg:width="1.213cm" svg:height="0.692cm" svg:x="1.167cm" svg:y="6.171cm">
          <draw:text-box>
            <text:p>Nã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3cm" svg:stroke-color="#2a6099" draw:marker-start-width="0.25cm" draw:marker-start-center="false" draw:marker-end-width="0.25cm" draw:marker-end-center="false" draw:fill="solid" draw:fill-color="#eeeee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24T17:47:36.338835115</meta:creation-date>
    <dc:date>2024-03-24T19:22:26.737115095</dc:date>
    <meta:editing-duration>PT50M17S</meta:editing-duration>
    <meta:editing-cycles>6</meta:editing-cycles>
    <meta:generator>LibreOffice/7.3.7.2$Linux_X86_64 LibreOffice_project/30$Build-2</meta:generator>
    <meta:document-statistic meta:object-count="16"/>
  </office:meta>
</office:document-meta>
</file>